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9c8c6" officeooo:paragraph-rsid="0019c8c6"/>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Heading_20_1">
      <style:paragraph-properties fo:text-align="center" style:justify-single-word="false" fo:break-before="page"/>
      <style:text-properties officeooo:rsid="0019c8c6" officeooo:paragraph-rsid="0019c8c6"/>
    </style:style>
    <style:style style:name="P4" style:family="paragraph" style:parent-style-name="Heading_20_1">
      <style:paragraph-properties fo:text-align="center" style:justify-single-word="false" fo:break-before="pag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officeooo:paragraph-rsid="0035716d"/>
    </style:style>
    <style:style style:name="P7" style:family="paragraph" style:parent-style-name="Text_20_body" style:list-style-name="L2">
      <style:paragraph-properties fo:text-align="start" style:justify-single-word="false"/>
      <style:text-properties officeooo:paragraph-rsid="0037b954"/>
    </style:style>
    <style:style style:name="P8" style:family="paragraph" style:parent-style-name="Text_20_body">
      <style:paragraph-properties fo:text-align="start" style:justify-single-word="false"/>
      <style:text-properties officeooo:paragraph-rsid="003c2809"/>
    </style:style>
    <style:style style:name="P9" style:family="paragraph" style:parent-style-name="Text_20_body">
      <style:paragraph-properties fo:text-align="start" style:justify-single-word="false"/>
      <style:text-properties officeooo:paragraph-rsid="003c8f0d"/>
    </style:style>
    <style:style style:name="P10" style:family="paragraph" style:parent-style-name="Text_20_body">
      <style:paragraph-properties fo:text-align="center" style:justify-single-word="false"/>
    </style:style>
    <style:style style:name="P11" style:family="paragraph" style:parent-style-name="Text_20_body" style:list-style-name="L2">
      <style:paragraph-properties fo:text-align="start" style:justify-single-word="false"/>
      <style:text-properties officeooo:rsid="0038b593" officeooo:paragraph-rsid="0038b593"/>
    </style:style>
    <style:style style:name="P12" style:family="paragraph" style:parent-style-name="Text_20_body">
      <style:paragraph-properties fo:text-align="start" style:justify-single-word="false"/>
      <style:text-properties officeooo:rsid="003a325b" officeooo:paragraph-rsid="003a325b"/>
    </style:style>
    <style:style style:name="P13" style:family="paragraph" style:parent-style-name="Text_20_body">
      <style:paragraph-properties fo:text-align="start" style:justify-single-word="false"/>
      <style:text-properties officeooo:rsid="003c2809" officeooo:paragraph-rsid="003c2809"/>
    </style:style>
    <style:style style:name="P14" style:family="paragraph" style:parent-style-name="Text_20_body" style:list-style-name="L3">
      <style:paragraph-properties fo:text-align="start" style:justify-single-word="false"/>
      <style:text-properties officeooo:rsid="003c2809" officeooo:paragraph-rsid="003c2809"/>
    </style:style>
    <style:style style:name="P15" style:family="paragraph" style:parent-style-name="Text_20_body" style:list-style-name="L4">
      <style:paragraph-properties fo:text-align="start" style:justify-single-word="false"/>
      <style:text-properties officeooo:rsid="003c2809" officeooo:paragraph-rsid="003c2809"/>
    </style:style>
    <style:style style:name="P16" style:family="paragraph" style:parent-style-name="Text_20_body">
      <style:paragraph-properties fo:text-align="start" style:justify-single-word="false"/>
      <style:text-properties officeooo:rsid="003c8f0d" officeooo:paragraph-rsid="003c8f0d"/>
    </style:style>
    <style:style style:name="P17" style:family="paragraph" style:parent-style-name="Text_20_body" style:list-style-name="L4">
      <style:paragraph-properties fo:text-align="start" style:justify-single-word="false"/>
      <style:text-properties officeooo:rsid="003d7775" officeooo:paragraph-rsid="003d7775"/>
    </style:style>
    <style:style style:name="P18" style:family="paragraph" style:parent-style-name="Text_20_body" style:list-style-name="L3">
      <style:paragraph-properties fo:text-align="start" style:justify-single-word="false"/>
      <style:text-properties officeooo:rsid="00438f24" officeooo:paragraph-rsid="00438f24"/>
    </style:style>
    <style:style style:name="P19" style:family="paragraph" style:parent-style-name="Text_20_body">
      <style:paragraph-properties fo:text-align="start" style:justify-single-word="false"/>
      <style:text-properties officeooo:rsid="00455ee1" officeooo:paragraph-rsid="00455ee1"/>
    </style:style>
    <style:style style:name="P20" style:family="paragraph" style:parent-style-name="Title">
      <style:text-properties officeooo:rsid="0035716d" officeooo:paragraph-rsid="0035716d"/>
    </style:style>
    <style:style style:name="T1" style:family="text">
      <style:text-properties fo:font-weight="bold" style:font-weight-asian="bold" style:font-weight-complex="bold"/>
    </style:style>
    <style:style style:name="T2" style:family="text">
      <style:text-properties fo:font-weight="bold" officeooo:rsid="003c8f0d" style:font-weight-asian="bold" style:font-weight-complex="bold"/>
    </style:style>
    <style:style style:name="T3" style:family="text">
      <style:text-properties fo:font-weight="bold" officeooo:rsid="0044d715" style:font-weight-asian="bold" style:font-weight-complex="bold"/>
    </style:style>
    <style:style style:name="T4" style:family="text">
      <style:text-properties officeooo:rsid="0019c8c6"/>
    </style:style>
    <style:style style:name="T5" style:family="text">
      <style:text-properties fo:font-weight="normal" style:font-weight-asian="normal" style:font-weight-complex="normal"/>
    </style:style>
    <style:style style:name="T6" style:family="text">
      <style:text-properties fo:font-weight="normal" officeooo:rsid="0036763e" style:font-weight-asian="normal" style:font-weight-complex="normal"/>
    </style:style>
    <style:style style:name="T7" style:family="text">
      <style:text-properties fo:font-weight="normal" officeooo:rsid="0037b954" style:font-weight-asian="normal" style:font-weight-complex="normal"/>
    </style:style>
    <style:style style:name="T8" style:family="text">
      <style:text-properties officeooo:rsid="0036763e"/>
    </style:style>
    <style:style style:name="T9" style:family="text">
      <style:text-properties officeooo:rsid="0037b954"/>
    </style:style>
    <style:style style:name="T10" style:family="text">
      <style:text-properties officeooo:rsid="003a325b"/>
    </style:style>
    <style:style style:name="T11" style:family="text">
      <style:text-properties officeooo:rsid="003c2809"/>
    </style:style>
    <style:style style:name="T12" style:family="text">
      <style:text-properties officeooo:rsid="003d7775"/>
    </style:style>
    <style:style style:name="T13" style:family="text">
      <style:text-properties officeooo:rsid="0043e790"/>
    </style:style>
    <style:style style:name="T14" style:family="text">
      <style:text-properties officeooo:rsid="0044d715"/>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bookmark text:name="array"/>Linked Lis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113_1621857577" text:style-name="Index_20_Link" text:visited-style-name="Index_20_Link">Introduction<text:tab/>2</text:a></text:p>
          <text:p text:style-name="P2"><text:a xlink:type="simple" xlink:href="#__RefHeading___Toc195_3916010475" text:style-name="Index_20_Link" text:visited-style-name="Index_20_Link">Singly-Linked Lists<text:tab/>3</text:a></text:p>
          <text:p text:style-name="P2"><text:a xlink:type="simple" xlink:href="#__RefHeading___Toc197_3916010475" text:style-name="Index_20_Link" text:visited-style-name="Index_20_Link">Linked List vs Array<text:tab/>4</text:a></text:p>
          <text:p text:style-name="P2"><text:a xlink:type="simple" xlink:href="#__RefHeading___Toc201_3916010475" text:style-name="Index_20_Link" text:visited-style-name="Index_20_Link">Doubly-Linked Lists<text:tab/>5</text:a></text:p>
        </text:index-body>
      </text:table-of-content>
      <text:h text:style-name="P1" text:outline-level="1"/>
      <text:h text:style-name="P3" text:outline-level="1"><text:bookmark-start text:name="__RefHeading___Toc113_1621857577"/>Introduction<text:bookmark-end text:name="__RefHeading___Toc113_1621857577"/></text:h>
      <text:p text:style-name="P6"><text:span text:style-name="T4">Arrays store elements in contiguous memory locations, resulting in easily calculable addresses for the elements stored and this allows faster access to an element at a specific index. </text:span></text:p>
      <text:p text:style-name="P6">Linked lists are<text:span text:style-name="T1"> </text:span><text:span text:style-name="T5">less rigid in their storage</text:span> structure and elements are usually not stored in contiguous locations, hence they need to be <text:span text:style-name="T1">stored with additional tags giving a reference to the next element.</text:span></text:p>
      <text:h text:style-name="Heading_20_1" text:outline-level="1"><text:span text:style-name="T1"/></text:h>
      <text:h text:style-name="P4" text:outline-level="1"><text:bookmark-start text:name="__RefHeading___Toc195_3916010475"/>Singly-Linked Lists<text:bookmark-end text:name="__RefHeading___Toc195_3916010475"/></text:h>
      <text:p text:style-name="P5"><text:span text:style-name="T8">L</text:span>inks in a chain.</text:p>
      <text:p text:style-name="P6"><text:span text:style-name="T6">H</text:span><text:span text:style-name="T5">ead pointer that points to a node that then has some data and points to another node </text:span>and eventually points to one that doesn't point any farther.</text:p>
      <text:p text:style-name="P6"><text:span text:style-name="T9">O</text:span>perations </text:p>
      <text:list xml:id="list1875118715" text:style-name="L2">
        <text:list-item>
          <text:p text:style-name="P7"><text:span text:style-name="T7">add el to the front (pushFront) </text:span>O(1)</text:p>
        </text:list-item>
        <text:list-item>
          <text:p text:style-name="P7"><text:span text:style-name="T7">return front element (topFront) </text:span>O(1)</text:p>
        </text:list-item>
        <text:list-item>
          <text:p text:style-name="P7"><text:span text:style-name="T7">remove element from front (popFront) </text:span>O(1)</text:p>
        </text:list-item>
        <text:list-item>
          <text:p text:style-name="P7"><text:span text:style-name="T7">add el to the end (pushBack) O(n) – but if first <text:s/>element has also pointer to the last then in O(1)</text:span></text:p>
        </text:list-item>
        <text:list-item>
          <text:p text:style-name="P7"><text:span text:style-name="T7">return last element (topBack) O(n) </text:span></text:p>
        </text:list-item>
        <text:list-item>
          <text:p text:style-name="P7"><text:span text:style-name="T7">remove last element front (popBack) O(n) </text:span></text:p>
        </text:list-item>
        <text:list-item>
          <text:p text:style-name="P7"><text:span text:style-name="T7">find is element in list </text:span><text:span text:style-name="T5">O(n)</text:span></text:p>
        </text:list-item>
        <text:list-item>
          <text:p text:style-name="P7"><text:span text:style-name="T7">erase an element <text:s/></text:span><text:span text:style-name="T5">O(n)</text:span></text:p>
        </text:list-item>
        <text:list-item>
          <text:p text:style-name="P11"><text:span text:style-name="T7">u</text:span><text:span text:style-name="T5">pdate O(n)</text:span></text:p>
        </text:list-item>
      </text:list>
      <text:h text:style-name="Heading_20_1" text:outline-level="1"/>
      <text:h text:style-name="P4" text:outline-level="1"><text:bookmark-start text:name="__RefHeading___Toc197_3916010475"/>Linked List vs Array<text:bookmark-end text:name="__RefHeading___Toc197_3916010475"/></text:h>
      <text:p text:style-name="P5"><text:span text:style-name="T10">A</text:span>bstract data type is that it specifies behavior but doesn't specify implementation</text:p>
      <text:p text:style-name="P12">List → ArrayList (implemented as dynamica array ) or LinkedList (implemented as list)</text:p>
      <text:p text:style-name="P13">ArrayList</text:p>
      <text:list xml:id="list3457082353" text:style-name="L3">
        <text:list-item>
          <text:p text:style-name="P14">access element constant time</text:p>
        </text:list-item>
        <text:list-item>
          <text:p text:style-name="P14">relatively long time to put an element at the beginning</text:p>
        </text:list-item>
        <text:list-item>
          <text:p text:style-name="P18">insert or delete <text:span text:style-name="T12"><text:s/>O(n) </text:span></text:p>
        </text:list-item>
      </text:list>
      <text:p text:style-name="P13"/>
      <text:p text:style-name="P13">Linked List</text:p>
      <text:list xml:id="list1937946087" text:style-name="L4">
        <text:list-item>
          <text:p text:style-name="P15">more efficient for inserting elements at the beginning, or arbitrarily anywhere in the middle of the list – link them </text:p>
        </text:list-item>
        <text:list-item>
          <text:p text:style-name="P17">access element in O(n) </text:p>
        </text:list-item>
      </text:list>
      <text:p text:style-name="P13"/>
      <text:p text:style-name="P8"><text:span text:style-name="T11">Note In Doubly Linked List : node have reference (link) to previous and next node. Singly Linked List only reference (link) to next node </text:span></text:p>
      <text:p text:style-name="P16">Impl details<text:line-break/>dummy nodes don't store any data. They're always gonna be there, even when the list is empty. And they're going to be pointed to by the head pointer and the tail pointer in the list. So they're essentially just buffers, that keep you from running off one end or the other of the list.</text:p>
      <text:p text:style-name="P9"><text:span text:style-name="T2">In general, arrays are faster to read, and </text:span><text:span text:style-name="T3">linked </text:span><text:span text:style-name="T2">lists are faster to write.</text:span></text:p>
      <text:p text:style-name="P16"><text:span text:style-name="T12">A</text:span>nd it's all about trade offs. Choosing your data structure, to do your implementation is gonna depend on what operations you're gonna need to use with that data container.</text:p>
      <text:h text:style-name="Heading_20_1" text:outline-level="1"/>
      <text:h text:style-name="P4" text:outline-level="1"><text:bookmark-start text:name="__RefHeading___Toc201_3916010475"/>Doubly-Linked Lists<text:bookmark-end text:name="__RefHeading___Toc201_3916010475"/></text:h>
      <text:p text:style-name="P10"/>
      <text:p text:style-name="P19">Stao <text:a xlink:type="simple" xlink:href="https://www.coursera.org/lecture/data-structures/doubly-linked-lists-jpGKD" text:style-name="Internet_20_link" text:visited-style-name="Visited_20_Internet_20_Link">https://www.coursera.org/lecture/data-structures/doubly-linked-lists-jpGKD</text:a><text:line-break/>https://roadmap.sh/computer-scienc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2-01T23:05:28.331707092</meta:creation-date>
    <dc:date>2025-02-06T00:58:05.712775922</dc:date>
    <meta:editing-duration>PT52M56S</meta:editing-duration>
    <meta:editing-cycles>36</meta:editing-cycles>
    <meta:generator>LibreOffice/6.4.7.2$Linux_X86_64 LibreOffice_project/40$Build-2</meta:generator>
    <meta:document-statistic meta:table-count="0" meta:image-count="0" meta:object-count="0" meta:page-count="5" meta:paragraph-count="38" meta:word-count="391" meta:character-count="2334" meta:non-whitespace-character-count="1982"/>
  </office:meta>
</office:document-meta>
</file>